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nb" fo:country="NO" officeooo:rsid="0006840c" officeooo:paragraph-rsid="0006840c"/>
    </style:style>
    <style:style style:name="P2" style:family="paragraph" style:parent-style-name="Standard">
      <style:text-properties fo:font-size="11pt" fo:language="nb" fo:country="NO" officeooo:rsid="0006840c" officeooo:paragraph-rsid="0006840c" style:font-size-asian="11pt" style:font-size-complex="11pt"/>
    </style:style>
    <style:style style:name="P3" style:family="paragraph" style:parent-style-name="Standard">
      <style:text-properties fo:font-size="12pt" fo:language="nb" fo:country="NO" officeooo:rsid="0006840c" officeooo:paragraph-rsid="0006840c" style:font-size-asian="12pt" style:font-size-complex="12pt"/>
    </style:style>
    <style:style style:name="P4" style:family="paragraph" style:parent-style-name="Standard">
      <style:text-properties fo:font-size="12pt" fo:language="nb" fo:country="NO" officeooo:rsid="00069557" officeooo:paragraph-rsid="00069557" style:font-size-asian="12pt" style:font-size-complex="12pt"/>
    </style:style>
    <style:style style:name="P5" style:family="paragraph" style:parent-style-name="Standard">
      <style:text-properties fo:font-size="12pt" fo:language="nb" fo:country="NO" officeooo:rsid="00078172" officeooo:paragraph-rsid="00078172" style:font-size-asian="12pt" style:font-size-complex="12pt"/>
    </style:style>
    <style:style style:name="P6" style:family="paragraph" style:parent-style-name="Title">
      <style:text-properties fo:language="nb" fo:country="NO"/>
    </style:style>
    <style:style style:name="P7" style:family="paragraph" style:parent-style-name="Subtitle">
      <style:text-properties fo:language="nb" fo:country="NO"/>
    </style:style>
    <style:style style:name="P8" style:family="paragraph" style:parent-style-name="Subtitle">
      <style:text-properties fo:font-size="11pt" fo:language="nb" fo:country="NO" style:font-size-asian="11pt" style:font-size-complex="11pt"/>
    </style:style>
    <style:style style:name="T1" style:family="text">
      <style:text-properties officeooo:rsid="00069557"/>
    </style:style>
    <style:style style:name="T2" style:family="text">
      <style:text-properties officeooo:rsid="00078172"/>
    </style:style>
    <style:style style:name="T3" style:family="text">
      <style:text-properties fo:font-size="15pt"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ersonopprettelse</text:p>
      <text:p text:style-name="P2"/>
      <text:p text:style-name="P8">Beskrivelse av Flytskjemaet @PersonCreation.no.png</text:p>
      <text:p text:style-name="P1"/>
      <text:p text:style-name="P7"><text:span text:style-name="T3">!! kladd til revidering !!</text:span></text:p>
      <text:p text:style-name="P3">Personopprettelse er en av de «objekt uavhengige <text:span text:style-name="T1">operasjonene» i systemet (søk m.m er blant de andre). Hva dette betyr er; at et nytt objekt blir skapt i applikasjonen uten å være i direkte relasjon med andre. På toppen av type hierarkiet sitter Person typen. Dette er den eneste av de tre typene (Person, Forsikring og Skade) som kan leve uten pekere.</text:span></text:p>
      <text:p text:style-name="P3"/>
      <text:p text:style-name="P4">Hele prosessen starter med at en av (de mange) knappe lytterene sender et Signal og en Payload til Mediatoren. «Signal» <text:span text:style-name="T2">objektet</text:span> skal identifisere signal typen, og hvilken kontroller som skal benyttes. «Payload» <text:span text:style-name="T2">objektet</text:span> inneholder eventuell data som skal sendes til kontrolleren. <text:span text:style-name="T2">Dette er en generisk prosess for all kommunikasjon til Mediatoren. Andre prosesser kan dra bedre nytte av Payload objektene.</text:span></text:p>
      <text:p text:style-name="P4"/>
      <text:p text:style-name="P4"><text:tab/>Mediatoren fungerer <text:span text:style-name="T2">nå </text:span>som en mellommann mellom knappelyttere i visnings filene (V i MVC), og kontrollerene i kontroller pakka <text:span text:style-name="T2">(C i MVC)</text:span>. Dette for å kunne begrense og skjule kontrollerene fra visnings <text:span text:style-name="T2">filene</text:span>. Det er tatt hensyn for å unngå situasjonen hvor Mediatoren blir et «Gud» objekt i kontroller pakka, blant annet hvordan <text:span text:style-name="T2">kontrollerene</text:span> kan snakke med hverandre i objekt avhengige operasjoner <text:span text:style-name="T2">(ikke beskrevet her)</text:span></text:p>
      <text:p text:style-name="P3"/>
      <text:p text:style-name="P4">Etter at Mediatoren har kastet ballen videre til korrekt <text:span text:style-name="T2">k</text:span>ontroller, tar nevnte kontroller over prosessen. Mediatoren har ingen videre involvering herfra og ut.</text:p>
      <text:p text:style-name="P4"/>
      <text:p text:style-name="P4"><text:tab/>Personkontrolleren starter nå med å sette opp et nytt PersonAdapter objekt som inneholder regler og definisjoner for hvordan en Person skal validere <text:span text:style-name="T2">og se ut (</text:span>m.m<text:span text:style-name="T2">)</text:span>. Disse adapterene er et ledd i kjeden som frigjør Person <text:span text:style-name="T2">klassen (</text:span>M <text:span text:style-name="T2">i MVC)</text:span>, og lar <text:span text:style-name="T2">de</text:span> være helt agnostisk<text:span text:style-name="T2">e</text:span>. Adapterene fungerer som et lim mellom Modell og Visning , inklusive validering og sjekk av dataene som sendes fra visning til modell.</text:p>
      <text:p text:style-name="P4"/>
      <text:p text:style-name="P4">Etter at PersonAdapteret <text:span text:style-name="T2">har blitt</text:span> initsialisert blir det sendt inn i et nytt Form objekt. Dette formobjektet kommuniserer med <text:span text:style-name="T2">Person</text:span>Adapteret og setter opp den konkrete visning av Adapteret. Form objektets hovedfunksjon er å lese reglene og beskrivelsene til Adapteret og skape visning etter dette.</text:p>
      <text:p text:style-name="P4"/>
      <text:p text:style-name="P5">Formet har nå skapt et skjema på skjermen som brukeren vil se, og kunne fylle ut. <text:span text:style-name="T1">Når </text:span>f<text:span text:style-name="T1">ormets knappelytter «Submit» blir fyrt av kjører form objektet igjennom regelsettet opprettet </text:span>i kommunikasjonen med PersonAdapteret<text:span text:style-name="T1">. Hvis dette regelsettet (blandt annet regex for felter m.m) ikke går igjennom, vil valideringsmetoden vise hvilke feil, og stanse prosessen til knappelytteren «Submit» blir fyrt av igjen. Denne løkken fortsetter helt til alle feltene er fylt inn korrekt etter hva </text:span>Person<text:span text:style-name="T1">Adapteret har instruert. Først nå, når valideringsmekanismen er gjennomført uten feil blir et signal (callback) sendt tilbake til </text:span>Person<text:span text:style-name="T1">Adapteret som nå overtar prosessen. </text:span>Person<text:span text:style-name="T1">Adapteret vil ettersom dette er en opprettelses prosess opprette en ny Person. </text:span>Videre<text:span text:style-name="T1"> </text:span>går veien tilbake til PersonControlleren som skapte en «Connector» helt innledningsvis. Denne konnektoren forteller hva PersonAdapteret skal gjøre med den ny opprettede personen.<text:span text:style-name="T1"> I alle person opprettelses prosesser er </text:span><text:soft-page-break/><text:span text:style-name="T1">neste steg nå å vise den ny opprettede personen. Følgende blir gjort, og </text:span>konnectoren er instruert til å sende personen til Person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8T19:27:52.639858190</meta:creation-date>
    <dc:date>2015-05-18T20:05:02.899857811</dc:date>
    <meta:editing-duration>PT14M59S</meta:editing-duration>
    <meta:editing-cycles>2</meta:editing-cycles>
    <meta:generator>LibreOffice/4.4.3.2$Linux_X86_64 LibreOffice_project/40m0$Build-2</meta:generator>
    <meta:print-date>2015-05-18T19:52:42.476812383</meta:print-date>
    <meta:document-statistic meta:table-count="0" meta:image-count="0" meta:object-count="0" meta:page-count="2" meta:paragraph-count="10" meta:word-count="491" meta:character-count="3242" meta:non-whitespace-character-count="2759"/>
  </office:meta>
</office:document-meta>
</file>